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density</text:p>
          </table:table-cell>
          <table:table-cell office:value-type="float" office:value="8050" calcext:value-type="float">
            <text:p>8050.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a(mm)</text:p>
          </table:table-cell>
          <table:table-cell office:value-type="float" office:value="75" calcext:value-type="float">
            <text:p>75.00</text:p>
          </table:table-cell>
        </table:table-row>
        <table:table-row table:style-name="ro1">
          <table:table-cell office:value-type="string" calcext:value-type="string">
            <text:p>height(mm)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 office:value-type="string" calcext:value-type="string">
            <text:p>vol(ml)</text:p>
          </table:table-cell>
          <table:table-cell table:formula="of:=[.B4]*[.B3]*[.B3]*PI()/4000" office:value-type="float" office:value="66.2679700366597" calcext:value-type="float">
            <text:p>66.27</text:p>
          </table:table-cell>
        </table:table-row>
        <table:table-row table:style-name="ro1">
          <table:table-cell office:value-type="string" calcext:value-type="string">
            <text:p>mass(g)</text:p>
          </table:table-cell>
          <table:table-cell table:formula="of:=[.B5]*[.B1]/1000" office:value-type="float" office:value="533.457158795111" calcext:value-type="float">
            <text:p>533.46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5:17:37.606881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12:35:37.797654027</meta:creation-date>
    <dc:date>2021-06-11T15:21:45.571704202</dc:date>
    <meta:editing-duration>PT8M23S</meta:editing-duration>
    <meta:editing-cycles>2</meta:editing-cycles>
    <meta:generator>LibreOffice/6.0.7.3$Linux_X86_64 LibreOffice_project/00m0$Build-3</meta:generator>
    <meta:document-statistic meta:table-count="1" meta:cell-count="10" meta:object-count="0"/>
  </office:meta>
</office:document-meta>
</file>